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53d" officeooo:paragraph-rsid="0015c09a"/>
    </style:style>
    <style:style style:name="P2" style:family="paragraph" style:parent-style-name="Standard">
      <style:text-properties officeooo:rsid="0015c09a" officeooo:paragraph-rsid="0015c09a"/>
    </style:style>
    <style:style style:name="P3" style:family="paragraph" style:parent-style-name="Standard">
      <style:text-properties fo:font-weight="bold" officeooo:rsid="0015c09a" officeooo:paragraph-rsid="0015c09a" style:font-weight-asian="bold" style:font-weight-complex="bold"/>
    </style:style>
    <style:style style:name="P4" style:family="paragraph" style:parent-style-name="Standard">
      <style:text-properties fo:font-weight="bold" officeooo:rsid="0003753d" officeooo:paragraph-rsid="0015c09a" style:font-weight-asian="bold" style:font-weight-complex="bold"/>
    </style:style>
    <style:style style:name="T1" style:family="text">
      <style:text-properties officeooo:rsid="0015c09a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this folder we have t<text:span text:style-name="T1">hree</text:span> promela code<text:span text:style-name="T1">s</text:span>,</text:p>
      <text:p text:style-name="P1"><text:s/></text:p>
      <text:p text:style-name="P1">To run the code, <text:span text:style-name="T1">for the no mobility of devices cases,</text:span></text:p>
      <text:p text:style-name="P1"><text:span text:style-name="T1">do the following,</text:span></text:p>
      <text:p text:style-name="P1"/>
      <text:p text:style-name="P1">type <text:s/><text:span text:style-name="T1">the following command in the terminal </text:span></text:p>
      <text:p text:style-name="P2">for one domain and one switch case, </text:p>
      <text:p text:style-name="P4">spin -a monolithic_model_no_mobility_one_domain_one_switch.pml</text:p>
      <text:p text:style-name="P4">gcc -DVECTORSZ=35000 -DCOLLAPSE -o pan <text:s/>pan.c</text:p>
      <text:p text:style-name="P4">./pan</text:p>
      <text:p text:style-name="P1"/>
      <text:p text:style-name="P2">for one domain and two switches case, </text:p>
      <text:p text:style-name="P4">spin -a monolithic_model_no_mobility_one_domain_two_switch.pml</text:p>
      <text:p text:style-name="P4">gcc -DVECTORSZ=35000 -DCOLLAPSE -o pan <text:s/>pan.c</text:p>
      <text:p text:style-name="P4">./pan</text:p>
      <text:p text:style-name="P1"/>
      <text:p text:style-name="P1"/>
      <text:p text:style-name="P2">for the arbitary domains and arbitrary swiches case </text:p>
      <text:p text:style-name="P2"/>
      <text:p text:style-name="P2">edit first few lines of the following file </text:p>
      <text:p text:style-name="P2">monolithic_model_no_mobility_arbitrary_but_edit.pml</text:p>
      <text:p text:style-name="P2"/>
      <text:p text:style-name="P2">for example 3 device, 2 domains, 5 ovs switch (first domain contains 2, second domain contains 3)</text:p>
      <text:p text:style-name="P2"/>
      <text:p text:style-name="P2"><text:span text:style-name="T2">#define no_device <text:s text:c="2"/>3</text:span> /* total number of device in the model */</text:p>
      <text:p text:style-name="P2"><text:span text:style-name="T2">#define no_dom <text:s text:c="5"/>2</text:span> /* total number of domain i.e number of controller = majo = domain */</text:p>
      <text:p text:style-name="P2"><text:span text:style-name="T2">#define tot_OVS <text:s text:c="4"/>5</text:span>/* contains total number of OVS in the data plane topology*/</text:p>
      <text:p text:style-name="P2"><text:span text:style-name="T2">#define tot_VSPACE <text:s/>2</text:span>/* defining the totoal number of vspaces available */</text:p>
      <text:p text:style-name="P3">int no_OVS_dom[no_dom + 1] = {0, 2, 5};</text:p>
      <text:p text:style-name="P2">/* <text:s/>store the number of OVS in each domains by cumulative fashion */</text:p>
      <text:p text:style-name="P2">/* contains total number of OVS in the data plane topology*/</text:p>
      <text:p text:style-name="P2"/>
      <text:p text:style-name="P2">And further following line create the cluster of devices group,</text:p>
      <text:p text:style-name="P2">int VSPACE_no_dev[tot_VSPACE + 1] = {0, 2, 3}; (device 1 and 2 form a one cluster and device 3 form an another cluster)</text:p>
      <text:p text:style-name="P2">if we want to create 5 devices, with first two devices form one cluster and second two devices form another cluster and last device form another cluster then edit the following line as follows,</text:p>
      <text:p text:style-name="P3">#define tot_VSPACE <text:s/>3</text:p>
      <text:p text:style-name="P3">int VSPACE_no_dev[tot_VSPACE + 1] = {0, 2, 4, 5};</text:p>
      <text:p text:style-name="P2"/>
      <text:p text:style-name="P2"><text:span text:style-name="T2">Note: </text:span>If you have good computing machine then try above, in a normal desktop (like 16 GB RAM and i7 machine)</text:p>
      <text:p text:style-name="P2">it is not adviced to run the above code, it consumes lot of memory and takes hours of computation and possible wont complete the verification validation</text:p>
      <text:p text:style-name="P2"/>
      <text:p text:style-name="P2">If you have the computing power, then type the following command as follows,</text:p>
      <text:p text:style-name="P2"/>
      <text:p text:style-name="P4"><text:span text:style-name="T1">s</text:span>pin -a <text:span text:style-name="T1">edited</text:span>.pml</text:p>
      <text:p text:style-name="P4">gcc -DVECTORSZ=35000 -DCOLLAPSE -o pan <text:s/>pan.c</text:p>
      <text:p text:style-name="P4">./pan</text:p>
      <text:p text:style-name="P4"/>
      <text:p text:style-name="P3">may be try with larger DVECTORSZ (like put may be 50000 )</text:p>
      <text:p text:style-name="P2"><text:soft-page-break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5:43:12.836638942</meta:creation-date>
    <dc:date>2020-06-15T15:57:19.654660717</dc:date>
    <meta:editing-duration>PT16S</meta:editing-duration>
    <meta:editing-cycles>1</meta:editing-cycles>
    <meta:document-statistic meta:table-count="0" meta:image-count="0" meta:object-count="0" meta:page-count="2" meta:paragraph-count="36" meta:word-count="343" meta:character-count="2082" meta:non-whitespace-character-count="1750"/>
    <meta:generator>LibreOffice/6.1.6.3$Linux_X86_64 LibreOffice_project/10$Build-3</meta:generator>
  </office:meta>
</office:document-meta>
</file>